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62f9" officeooo:paragraph-rsid="000b62f9"/>
    </style:style>
    <style:style style:name="P2" style:family="paragraph" style:parent-style-name="Standard">
      <style:text-properties officeooo:rsid="000d4109" officeooo:paragraph-rsid="000d4109"/>
    </style:style>
    <style:style style:name="P3" style:family="paragraph" style:parent-style-name="Standard">
      <style:text-properties officeooo:rsid="00103c5d" officeooo:paragraph-rsid="00103c5d"/>
    </style:style>
    <style:style style:name="T1" style:family="text">
      <style:text-properties officeooo:rsid="000bcc10"/>
    </style:style>
    <style:style style:name="T2" style:family="text">
      <style:text-properties officeooo:rsid="000d7cef"/>
    </style:style>
    <style:style style:name="T3" style:family="text">
      <style:text-properties officeooo:rsid="00103c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 <text:span text:style-name="T3">of </text:span>blog posts:</text:p>
      <text:p text:style-name="P1"/>
      <text:p text:style-name="P1">Schema: Name of post <text:s/>| <text:s/>Blog ID <text:s/>| <text:s/>Author/Username <text:s/>| <text:s/>Text content <text:s/></text:p>
      <text:p text:style-name="P1"/>
      <text:p text:style-name="P1"/>
      <text:p text:style-name="P1"><text:span text:style-name="T3">Table of</text:span> comments on blog posts:</text:p>
      <text:p text:style-name="P1"/>
      <text:p text:style-name="P1">Schema: Blog ID <text:s/>| <text:s/>Author/Username <text:s/>| <text:s/>Text content <text:s/><text:span text:style-name="T2">| Comment ID</text:span></text:p>
      <text:p text:style-name="P1"/>
      <text:p text:style-name="P3"/>
      <text:p text:style-name="P3">Table of registered accounts:</text:p>
      <text:p text:style-name="P3"/>
      <text:p text:style-name="P3">Schema: User ID <text:s/>| <text:s/>Username <text:s/>| <text:s/>Password</text:p>
      <text:p text:style-name="P1"/>
      <text:p text:style-name="P1"/>
      <text:p text:style-name="P1"/>
      <text:p text:style-name="P1"/>
      <text:p text:style-name="P2">The flow of data:</text:p>
      <text:p text:style-name="P2"/>
      <text:p text:style-name="P2">User input on website → Python<text:tab/>(request, form)</text:p>
      <text:p text:style-name="P2"/>
      <text:p text:style-name="P2">Python → CSV <text:tab/>(idk)</text:p>
      <text:p text:style-name="P2"/>
      <text:p text:style-name="P2">CSV → SQL <text:tab/><text:tab/>(via python conn. stuff idk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2:54:06.902904184</meta:creation-date>
    <dc:date>2015-10-13T13:13:56.993985066</dc:date>
    <meta:editing-duration>PT15M40S</meta:editing-duration>
    <meta:editing-cycles>7</meta:editing-cycles>
    <meta:generator>LibreOffice/4.2.6.3$Linux_X86_64 LibreOffice_project/420m0$Build-3</meta:generator>
    <meta:document-statistic meta:table-count="0" meta:image-count="0" meta:object-count="0" meta:page-count="1" meta:paragraph-count="10" meta:word-count="68" meta:character-count="381" meta:non-whitespace-character-count="303"/>
  </office:meta>
</office:document-meta>
</file>